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</style:style>
    <style:style style:name="P2" style:parent-style-name="Standaard" style:family="paragraph">
      <style:paragraph-properties fo:margin-bottom="0in"/>
    </style:style>
    <style:style style:name="P3" style:parent-style-name="Standaard" style:family="paragraph">
      <style:paragraph-properties fo:margin-bottom="0in"/>
    </style:style>
    <style:style style:name="P4" style:parent-style-name="Standaard" style:family="paragraph">
      <style:paragraph-properties fo:margin-bottom="0in"/>
    </style:style>
    <style:style style:name="P5" style:parent-style-name="Standaard" style:family="paragraph">
      <style:paragraph-properties fo:margin-bottom="0in"/>
    </style:style>
    <style:style style:name="P6" style:parent-style-name="Lijstalinea" style:family="paragraph">
      <style:paragraph-properties fo:margin-bottom="0in"/>
    </style:style>
    <style:style style:name="P7" style:parent-style-name="Lijstalinea" style:family="paragraph">
      <style:paragraph-properties fo:margin-bottom="0in"/>
    </style:style>
    <style:style style:name="P8" style:parent-style-name="Lijstalinea" style:family="paragraph">
      <style:paragraph-properties fo:margin-bottom="0in"/>
    </style:style>
    <style:style style:name="P9" style:parent-style-name="Lijstalinea" style:family="paragraph">
      <style:paragraph-properties fo:margin-bottom="0in"/>
    </style:style>
    <style:style style:name="P10" style:parent-style-name="Lijstalinea" style:family="paragraph">
      <style:paragraph-properties fo:margin-bottom="0in"/>
    </style:style>
    <style:style style:name="P11" style:parent-style-name="Standaard" style:family="paragraph">
      <style:paragraph-properties fo:margin-bottom="0in"/>
    </style:style>
    <style:style style:name="P12" style:parent-style-name="Standaard" style:family="paragraph">
      <style:paragraph-properties fo:margin-bottom="0in"/>
    </style:style>
    <style:style style:name="P13" style:parent-style-name="Standaard" style:family="paragraph">
      <style:paragraph-properties fo:margin-bottom="0in"/>
    </style:style>
    <style:style style:name="P14" style:parent-style-name="Standaard" style:family="paragraph">
      <style:paragraph-properties fo:margin-bottom="0in"/>
    </style:style>
    <style:style style:name="P15" style:parent-style-name="Standaard" style:family="paragraph">
      <style:paragraph-properties fo:margin-bottom="0in"/>
    </style:style>
    <style:style style:name="P16" style:parent-style-name="Standaard" style:family="paragraph">
      <style:paragraph-properties fo:margin-bottom="0in"/>
    </style:style>
    <style:style style:name="P17" style:parent-style-name="Standaard" style:family="paragraph">
      <style:paragraph-properties fo:margin-top="0.125in" fo:margin-bottom="0.125in" fo:line-height="100%" fo:background-color="#FFFFFF"/>
      <style:text-properties style:font-name="Helvetica" style:font-name-asian="Times New Roman" style:font-name-complex="Helvetica" fo:color="#2D3B45" fo:font-size="12pt" style:font-size-asian="12pt" style:font-size-complex="12pt" style:language-asian="nl" style:country-asian="NL"/>
    </style:style>
    <style:style style:name="P18" style:parent-style-name="Standaard" style:family="paragraph">
      <style:paragraph-properties fo:margin-top="0.125in" fo:margin-bottom="0.125in" fo:line-height="100%" fo:background-color="#FFFFFF"/>
      <style:text-properties style:font-name="Helvetica" style:font-name-asian="Times New Roman" style:font-name-complex="Helvetica" fo:color="#2D3B45" fo:font-size="12pt" style:font-size-asian="12pt" style:font-size-complex="12pt" style:language-asian="nl" style:country-asian="NL"/>
    </style:style>
    <style:style style:name="P19" style:parent-style-name="Standaard" style:family="paragraph">
      <style:paragraph-properties fo:margin-bottom="0in"/>
    </style:style>
  </office:automatic-styles>
  <office:body>
    <office:text text:use-soft-page-breaks="true">
      <text:p text:style-name="P1">FUN</text:p>
      <text:p text:style-name="P2">Observer pattern</text:p>
      <text:p text:style-name="P3"><text:a xlink:href="https://www.baeldung.com/java-observer-pattern" office:target-frame-name="_top" xlink:show="replace"><text:span text:style-name="Hyperlink">https://www.baeldung.com/java-observer-pattern</text:span></text:a></text:p>
      <text:p text:style-name="P4"/>
      <text:p text:style-name="P5">SOLID:</text:p>
      <text:list text:style-name="LFO1" text:continue-numbering="true">
        <text:list-item>
          <text:p text:style-name="P6">Single<text:s/>responsibility</text:p>
        </text:list-item>
        <text:list-item>
          <text:p text:style-name="P7">Open/Closed</text:p>
        </text:list-item>
        <text:list-item>
          <text:p text:style-name="P8">Liskov Substitution</text:p>
        </text:list-item>
        <text:list-item>
          <text:p text:style-name="P9">Interface Segregation</text:p>
        </text:list-item>
        <text:list-item>
          <text:p text:style-name="P10">Dependence Inversion</text:p>
        </text:list-item>
      </text:list>
      <text:p text:style-name="P11">Git gebruiken</text:p>
      <text:p text:style-name="P12">Jenkins gebruiken</text:p>
      <text:p text:style-name="P13">Automatisch uitvoeren Unit-tests</text:p>
      <text:p text:style-name="P14">Genereren coverage rapportage</text:p>
      <text:p text:style-name="P15">Optioneel: SonarQube</text:p>
      <text:p text:style-name="P16"/>
      <text:p text:style-name="P17"/>
      <text:p text:style-name="P18">Voeg aan het beroepsproduct (git repository URL) ook een reflectie (in pdf of docx formaat) toe langs de leerdoelen van het thema.</text:p>
      <text:p text:style-name="P19"/>
      <text:p text:style-name="Standaard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nl" style:country-asian="NL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Nadruk" style:display-name="Nadruk" style:family="text" style:parent-style-name="Standaardalinea-lettertype">
      <style:text-properties fo:font-style="italic" style:font-style-asian="italic" style:font-style-complex="italic"/>
    </style:style>
    <style:style style:name="Normaalweb" style:display-name="Normaal (web)" style:family="paragraph" style:parent-style-name="Standa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nl" style:country-asian="NL" fo:hyphenate="false"/>
    </style:style>
    <style:style style:name="Kop1Char" style:display-name="Kop 1 Char" style:family="text" style:parent-style-name="Standaardalinea-lettertype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nl" style:country-asian="NL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welle K</meta:initial-creator>
    <dc:creator>Jowelle K</dc:creator>
    <meta:creation-date>2018-09-21T21:28:00Z</meta:creation-date>
    <dc:date>2018-09-21T22:53:00Z</dc:date>
    <meta:template xlink:href="Normal.dotm" xlink:type="simple"/>
    <meta:editing-cycles>1</meta:editing-cycles>
    <meta:editing-duration>PT0S</meta:editing-duration>
    <meta:document-statistic meta:page-count="1" meta:paragraph-count="1" meta:word-count="75" meta:character-count="487" meta:row-count="3" meta:non-whitespace-character-count="413"/>
  </office:meta>
</office:document-meta>
</file>